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e nastavení s možnostmi</text:p>
            </table:table-cell>
          </table:table-row>
          <table:table-row table:style-name="Table13.1">
            <table:table-cell table:style-name="Table13.A2" office:value-type="string">
              <text:p text:style-name="P33">Klik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Viewing data sources<text:tab/>28</text:a></text:p>
            <text:p text:style-name="P74"><text:a xlink:type="simple" xlink:href="#__RefHeading__42136_116595067" text:style-name="Index_20_Link" text:visited-style-name="Index_20_Link">Editing data sources<text:tab/>30</text:a></text:p>
            <text:p text:style-name="P74"><text:a xlink:type="simple" xlink:href="#__RefHeading__27620922" text:style-name="Index_20_Link" text:visited-style-name="Index_20_Link">Launching Base to work on data sources<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ering" text:key1="data source"/><text:alphabetical-index-mark text:string-value="propojování" text:key1="data source"/>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Choose <text:span text:style-name="Strong_20_Emphasis">Tools &gt; Options &gt; LibreOffice Base &gt; Databases</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Click <text:span text:style-name="Strong_20_Emphasis">Finish</text:span>. Name and save the database in the location of your choice.</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data source"/>Viewing data sources<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data source"/>Editing data sources<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Once in Base, you can edit, add, and delete tables, queries, forms, and reports.</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using in OOo documents" text:key1="data source"/>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hat row is highlighted.</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To select all the rows, click the gray box in the upper left corner. All rows are highlighted.</text:p>
        </text:list-item>
      </text:list>
      <text:p text:style-name="Text_20_Body_20_List_20_Intro"><text:span text:style-name="T4">An alternative method uses </text:span>the <text:alphabetical-index-mark text:string-value="data to text" text:key1="data source"/><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Click the arrows on the Form Navigation toolbar to view the different records of the tabl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ik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